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paragraph-properties fo:margin-left="0in" fo:margin-right="0in" fo:text-indent="0in" style:auto-text-indent="false"/>
    </style:style>
    <style:style style:name="P4" style:family="paragraph" style:parent-style-name="Text_20_body" style:list-style-name="L2"/>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7">
      <style:paragraph-properties fo:margin-top="0in" fo:margin-bottom="0in" style:contextual-spacing="false"/>
    </style:style>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9">
      <style:paragraph-properties fo:margin-top="0in" fo:margin-bottom="0in" style:contextual-spacing="false"/>
    </style:style>
    <style:style style:name="P17" style:family="paragraph" style:parent-style-name="Text_20_body" style:list-style-name="L10"/>
    <style:style style:name="P18" style:family="paragraph" style:parent-style-name="Text_20_body" style:list-style-name="L10">
      <style:paragraph-properties fo:margin-top="0in" fo:margin-bottom="0in" style:contextual-spacing="false"/>
    </style:style>
    <style:style style:name="T1" style:family="text">
      <style:text-properties fo:color="#cc0000" loext:opacity="10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Quantum Tunneling and FIELD Dynamics in Oscillatory Field Theory (OFT)</text:h>
      <text:h text:style-name="Heading_20_3" text:outline-level="3">Abstract</text:h>
      <text:p text:style-name="Text_20_body">This paper explores quantum tunneling phenomena within the framework of Oscillatory Field Theory (OFT), reinterpreting tunneling as a FIELD-mediated reconfiguration of energy rather than spatial traversal. Simulations validate the alignment of the FIELD model with observed tunneling phenomena in diodes, Josephson junctions, and quantum dots. The results highlight the FIELD’s dynamic role in regulating energy redistribution and oscillatory alignment across scales.</text:p>
      <text:h text:style-name="Heading_20_3" text:outline-level="3">1. <text:span text:style-name="Strong_20_Emphasis">Introduction</text:span></text:h>
      <text:h text:style-name="Heading_20_4" text:outline-level="4">1.1 Classical View of Tunneling</text:h>
      <text:list text:style-name="L1">
        <text:list-item>
          <text:p text:style-name="P2">Quantum tunneling is traditionally described as a particle’s wavefunction penetrating a potential barrier. </text:p>
        </text:list-item>
        <text:list-item>
          <text:p text:style-name="P3">Tunneling probabilities are governed by decay constants: <text:span text:style-name="T1">P_{tunnel} \propto e^{-2 \kappa d} \\] Where \( \kappa = \sqrt{\frac{2m(V - E)}{\hbar^2}} \).</text:span> </text:p>
        </text:list-item>
      </text:list>
      <text:h text:style-name="Heading_20_4" text:outline-level="4">1.2 FIELD Interpretation in OFT</text:h>
      <text:list text:style-name="L2">
        <text:list-item>
          <text:p text:style-name="P5">In OFT, tunneling is reinterpreted as FIELD-mediated energy reconfiguration. </text:p>
        </text:list-item>
        <text:list-item>
          <text:p text:style-name="P5">Key principles: </text:p>
          <text:list>
            <text:list-item>
              <text:p text:style-name="P5"><text:span text:style-name="Strong_20_Emphasis">Barrier</text:span>: Represents an oscillatory mismatch in the FIELD, requiring energy redistribution. </text:p>
            </text:list-item>
            <text:list-item>
              <text:p text:style-name="P4"><text:span text:style-name="Strong_20_Emphasis">Transition</text:span>: FIELD tension realigns oscillatory dynamics to stabilize the particle at a new node. </text:p>
            </text:list-item>
          </text:list>
        </text:list-item>
      </text:list>
      <text:h text:style-name="Heading_20_3" text:outline-level="3">2. <text:span text:style-name="Strong_20_Emphasis">Tunneling in Diodes: Current vs. Voltage</text:span></text:h>
      <text:h text:style-name="Heading_20_4" text:outline-level="4">2.1 Simulation Setup</text:h>
      <text:list text:style-name="L3">
        <text:list-item>
          <text:p text:style-name="P7"><text:span text:style-name="Strong_20_Emphasis">Barrier Properties</text:span>: </text:p>
          <text:list>
            <text:list-item>
              <text:p text:style-name="P7">Height: V=1.0V = 1.0. </text:p>
            </text:list-item>
            <text:list-item>
              <text:p text:style-name="P7">Width: d=2.0d = 2.0. </text:p>
            </text:list-item>
          </text:list>
        </text:list-item>
        <text:list-item>
          <text:p text:style-name="P7"><text:span text:style-name="Strong_20_Emphasis">FIELD Tension</text:span>: Governs tunneling probability: Ptunnel∝e−α∇E⋅d.]P_{tunnel} \propto e^{-\alpha \nabla E \cdot d}. \\] </text:p>
        </text:list-item>
        <text:list-item>
          <text:p text:style-name="P6">Simulated tunneling current: I∝Ptunnel⋅V.]I \propto P_{tunnel} \cdot V. \\] </text:p>
        </text:list-item>
      </text:list>
      <text:p text:style-name="Preformatted_20_Text"><text:span text:style-name="Source_20_Text">voltages = np.linspace(0, 1, 100)</text:span></text:p>
      <text:p text:style-name="Preformatted_20_Text"><text:span text:style-name="Source_20_Text">tunneling_probabilities = np.exp(-alpha * barrier_width * np.sqrt(barrier_height - voltages.clip(0)))</text:span></text:p>
      <text:p text:style-name="Preformatted_20_Text"><text:span text:style-name="Source_20_Text">current = tunneling_probabilities * voltages</text:span></text:p>
      <text:p text:style-name="P1"><text:span text:style-name="Source_20_Text">plt.plot(voltages, current)</text:span></text:p>
      <text:h text:style-name="Heading_20_4" text:outline-level="4"><text:soft-page-break/>2.2 Results</text:h>
      <text:list text:style-name="L4">
        <text:list-item>
          <text:p text:style-name="P8">Current increases exponentially with applied voltage, aligning with observed diode characteristics. </text:p>
        </text:list-item>
      </text:list>
      <text:h text:style-name="Heading_20_3" text:outline-level="3">3. <text:span text:style-name="Strong_20_Emphasis">Josephson Junctions: Phase-Dependent Oscillations</text:span></text:h>
      <text:h text:style-name="Heading_20_4" text:outline-level="4">3.1 Simulation Setup</text:h>
      <text:list text:style-name="L5">
        <text:list-item>
          <text:p text:style-name="P10"><text:span text:style-name="Strong_20_Emphasis">Phase Difference</text:span>: Oscillations depend on phase alignment between superconducting nodes. </text:p>
        </text:list-item>
        <text:list-item>
          <text:p text:style-name="P9"><text:span text:style-name="Strong_20_Emphasis">FIELD Tension</text:span>: Regulates current amplitude: I∝sin⁡(ϕ)⋅e−TFIELD⋅∣ϕ−π∣.]I \propto \sin(\phi) \cdot e^{-T_{FIELD} \cdot |\phi - \pi|}. \\] </text:p>
        </text:list-item>
      </text:list>
      <text:p text:style-name="Preformatted_20_Text"><text:span text:style-name="Source_20_Text">phase_difference = np.linspace(0, 2 * np.pi, 500)</text:span></text:p>
      <text:p text:style-name="Preformatted_20_Text"><text:span text:style-name="Source_20_Text">josephson_current = critical_current * np.sin(phase_difference) * np.exp(-FIELD_tension * np.abs(phase_difference - np.pi))</text:span></text:p>
      <text:p text:style-name="P1"><text:span text:style-name="Source_20_Text">plt.plot(phase_difference, josephson_current)</text:span></text:p>
      <text:h text:style-name="Heading_20_4" text:outline-level="4">3.2 Results</text:h>
      <text:list text:style-name="L6">
        <text:list-item>
          <text:p text:style-name="P11">Current oscillates with phase difference, peaking at ϕ=π\phi = \pi, consistent with experimental observations. </text:p>
        </text:list-item>
      </text:list>
      <text:h text:style-name="Heading_20_3" text:outline-level="3">4. <text:span text:style-name="Strong_20_Emphasis">Quantum Dots: Discrete Energy Transitions</text:span></text:h>
      <text:h text:style-name="Heading_20_4" text:outline-level="4">4.1 Simulation Setup</text:h>
      <text:list text:style-name="L7">
        <text:list-item>
          <text:p text:style-name="P13"><text:span text:style-name="Strong_20_Emphasis">Quantum Dot Properties</text:span>: </text:p>
          <text:list>
            <text:list-item>
              <text:p text:style-name="P13">Discrete energy levels. </text:p>
            </text:list-item>
            <text:list-item>
              <text:p text:style-name="P13">Barrier heights between dots. </text:p>
            </text:list-item>
          </text:list>
        </text:list-item>
        <text:list-item>
          <text:p text:style-name="P13"><text:span text:style-name="Strong_20_Emphasis">FIELD Dynamics</text:span>: </text:p>
          <text:list>
            <text:list-item>
              <text:p text:style-name="P12">Tunneling occurs as FIELD reconfigures energy between nodes. </text:p>
            </text:list-item>
          </text:list>
        </text:list-item>
      </text:list>
      <text:p text:style-name="Preformatted_20_Text"><text:span text:style-name="Source_20_Text">tunneling_probabilities = np.exp(-FIELD_tension * barrier_heights)</text:span></text:p>
      <text:p text:style-name="Preformatted_20_Text"><text:span text:style-name="Source_20_Text">energy_levels = np.linspace(1.0, 3.0, num_dots)</text:span></text:p>
      <text:p text:style-name="P1"><text:span text:style-name="Source_20_Text">plt.arrow(dot_positions[i], energy_levels[i], ...)</text:span></text:p>
      <text:h text:style-name="Heading_20_4" text:outline-level="4">4.2 Results</text:h>
      <text:list text:style-name="L8">
        <text:list-item>
          <text:p text:style-name="P14">FIELD-mediated tunneling aligns with discrete transitions observed in quantum dot systems. </text:p>
        </text:list-item>
      </text:list>
      <text:h text:style-name="Heading_20_3" text:outline-level="3">5. <text:span text:style-name="Strong_20_Emphasis">Conclusions</text:span></text:h>
      <text:list text:style-name="L9">
        <text:list-item>
          <text:p text:style-name="P16"><text:span text:style-name="Strong_20_Emphasis">FIELD Reconfiguration</text:span>: </text:p>
          <text:list>
            <text:list-item>
              <text:p text:style-name="P16">Tunneling is a direct energy redistribution facilitated by the FIELD, removing the need for spatial traversal. </text:p>
            </text:list-item>
          </text:list>
        </text:list-item>
        <text:list-item>
          <text:p text:style-name="P16"><text:span text:style-name="Strong_20_Emphasis">Experimental Alignment</text:span>: </text:p>
          <text:list>
            <text:list-item>
              <text:p text:style-name="P16">FIELD simulations align with observed behaviors in diodes, Josephson junctions, and quantum dots. </text:p>
            </text:list-item>
          </text:list>
        </text:list-item>
        <text:list-item>
          <text:p text:style-name="P16"><text:span text:style-name="Strong_20_Emphasis">Future Directions</text:span>: </text:p>
          <text:list>
            <text:list-item>
              <text:p text:style-name="P15"><text:soft-page-break/>Extend FIELD modeling to complex tunneling systems and multi-node interactions. </text:p>
            </text:list-item>
          </text:list>
        </text:list-item>
      </text:list>
      <text:h text:style-name="Heading_20_3" text:outline-level="3">References</text:h>
      <text:list text:style-name="L10">
        <text:list-item>
          <text:p text:style-name="P18">Foundational papers on Oscillatory Field Theory. </text:p>
        </text:list-item>
        <text:list-item>
          <text:p text:style-name="P18">Experimental studies on tunneling phenomena in diodes and Josephson junctions. </text:p>
        </text:list-item>
        <text:list-item>
          <text:p text:style-name="P17">Quantum dot research on discrete energy transitions. </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06:58:24.981261575</meta:creation-date>
    <dc:date>2025-01-29T01:20:57.598530356</dc:date>
    <meta:editing-duration>PT2M13S</meta:editing-duration>
    <meta:editing-cycles>2</meta:editing-cycles>
    <meta:generator>LibreOffice/24.2.7.2$Linux_X86_64 LibreOffice_project/420$Build-2</meta:generator>
    <meta:document-statistic meta:table-count="0" meta:image-count="0" meta:object-count="0" meta:page-count="3" meta:paragraph-count="57" meta:word-count="455" meta:character-count="3507" meta:non-whitespace-character-count="3109"/>
  </office:meta>
</office:document-meta>
</file>